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7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44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Права доступа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Врач</text:p>
          </table:table-cell>
          <table:table-cell office:value-type="string" calcext:value-type="string">
            <text:p>Администратор </text:p>
          </table:table-cell>
          <table:table-cell office:value-type="string" calcext:value-type="string">
            <text:p>Кассир</text:p>
          </table:table-cell>
          <table:table-cell office:value-type="string" calcext:value-type="string">
            <text:p>Аналитик</text:p>
          </table:table-cell>
        </table:table-row>
        <table:table-row table:style-name="ro2">
          <table:table-cell office:value-type="string" calcext:value-type="string">
            <text:p>ФИО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2">
          <table:table-cell office:value-type="string" calcext:value-type="string">
            <text:p>Дата рождения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2">
          <table:table-cell office:value-type="string" calcext:value-type="string">
            <text:p>Телефон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2">
          <table:table-cell office:value-type="string" calcext:value-type="string">
            <text:p>Паспортные данные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2">
          <table:table-cell office:value-type="string" calcext:value-type="string">
            <text:p>Адрес регистрации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частичное обезличивание)</text:p>
          </table:table-cell>
        </table:table-row>
        <table:table-row table:style-name="ro2">
          <table:table-cell office:value-type="string" calcext:value-type="string">
            <text:p>Место работы/учебы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Клиентский договор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Карта пациента</text:p>
          </table:table-cell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(только диагназы)</text:p>
          </table:table-cell>
        </table:table-row>
        <table:table-row table:style-name="ro2">
          <table:table-cell office:value-type="string" calcext:value-type="string">
            <text:p>Расписание</text:p>
          </table:table-cell>
          <table:table-cell table:number-columns-repeated="2"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2">
          <table:table-cell office:value-type="string" calcext:value-type="string">
            <text:p>Забор анализов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2">
          <table:table-cell office:value-type="string" calcext:value-type="string">
            <text:p>Результаты анализов</text:p>
          </table:table-cell>
          <table:table-cell office:value-type="string" calcext:value-type="string">
            <text:p>RW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1C: Оплата услуг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2T15:51:25.633074192</meta:creation-date>
    <dc:date>2025-06-02T16:57:37.304425322</dc:date>
    <meta:editing-duration>PT1H5M21S</meta:editing-duration>
    <meta:editing-cycles>5</meta:editing-cycles>
    <meta:generator>LibreOffice/6.4.7.2$Linux_X86_64 LibreOffice_project/40$Build-2</meta:generator>
    <meta:document-statistic meta:table-count="1" meta:cell-count="68" meta:object-count="0"/>
  </office:meta>
</office:document-meta>
</file>